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Client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DDR_RUE</text:p>
          </table:table-cell>
          <table:table-cell office:value-type="string" calcext:value-type="string">
            <text:p>ADDR_CP</text:p>
          </table:table-cell>
          <table:table-cell office:value-type="string" calcext:value-type="string">
            <text:p>ADDR_VILLE</text:p>
          </table:table-cell>
        </table:table-row>
        <table:table-row table:style-name="ro1">
          <table:table-cell office:value-type="float" office:value="100" calcext:value-type="float">
            <text:p>000100</text:p>
          </table:table-cell>
          <table:table-cell office:value-type="string" calcext:value-type="string">
            <text:p>Skyway Camera</text:p>
          </table:table-cell>
          <table:table-cell office:value-type="string" calcext:value-type="string">
            <text:p>68, chemin challet</text:p>
          </table:table-cell>
          <table:table-cell office:value-type="float" office:value="87100" calcext:value-type="float">
            <text:p>87100</text:p>
          </table:table-cell>
          <table:table-cell office:value-type="string" calcext:value-type="string">
            <text:p>LIMOGES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tact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ID</text:p>
          </table:table-cell>
        </table:table-row>
        <table:table-row table:style-name="ro1">
          <table:table-cell office:value-type="float" office:value="10000" calcext:value-type="float">
            <text:p>010000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Gaetane</text:p>
          </table:table-cell>
          <table:table-cell office:value-type="float" office:value="546044332" calcext:value-type="float">
            <text:p>0546044332</text:p>
          </table:table-cell>
          <table:table-cell office:value-type="string" calcext:value-type="string">
            <text:p><text:a xlink:href="mailto:gaetanemarquis@armyspy.com" xlink:type="simple">gaetanemarquis@armyspy.com</text:a></text:p>
          </table:table-cell>
          <table:table-cell office:value-type="string" calcext:value-type="string">
            <text:p>Sagittaire</text:p>
          </table:table-cell>
          <table:table-cell office:value-type="float" office:value="100" calcext:value-type="float">
            <text:p>000100</text:p>
          </table:table-cell>
        </table:table-row>
        <table:table-row table:style-name="ro1">
          <table:table-cell office:value-type="float" office:value="20000" calcext:value-type="float">
            <text:p>020000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Julienne</text:p>
          </table:table-cell>
          <table:table-cell office:value-type="float" office:value="152131154" calcext:value-type="float">
            <text:p>0152131154</text:p>
          </table:table-cell>
          <table:table-cell office:value-type="string" calcext:value-type="string">
            <text:p><text:a xlink:href="mailto:juliennemorel@rhyta.com" xlink:type="simple">juliennemorel@rhyta.com</text:a></text:p>
          </table:table-cell>
          <table:table-cell office:value-type="string" calcext:value-type="string">
            <text:p>Aime le bleu</text:p>
          </table:table-cell>
          <table:table-cell office:value-type="float" office:value="100" calcext:value-type="float">
            <text:p>000100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2"/>
    </number:number-style>
    <number:number-style style:name="N110">
      <number:number number:decimal-places="0" loext:min-decimal-places="0" number:min-integer-digits="1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8:53.664719544</meta:creation-date>
    <dc:date>2018-11-22T12:01:55.548657406</dc:date>
    <meta:editing-duration>PT2M41S</meta:editing-duration>
    <meta:editing-cycles>1</meta:editing-cycles>
    <meta:generator>LibreOffice/6.1.3.2$Linux_X86_64 LibreOffice_project/10$Build-2</meta:generator>
    <meta:document-statistic meta:table-count="2" meta:cell-count="31" meta:object-count="0"/>
  </office:meta>
</office:document-meta>
</file>